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6.7728in" draw:visible-area-height="7.7791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7728in" svg:height="7.7791in" draw:z-index="0"><draw:object-ole xlink:href="./Object 1" xlink:type="simple" xlink:show="embed" xlink:actuate="onLoad"/><draw:image xlink:href="./ObjectReplacements/Object 1" xlink:type="simple" xlink:show="embed" xlink:actuate="onLoad"/></draw:frame>Bilateral Cache FSM</text:p>
      <text:p text:style-name="P1"/>
      <text:p text:style-name="P2">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text:soft-page-break/></text:p>
      <text:p text:style-name="P2">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
      <text:p text:style-name="P2">Once in “Clean Exclusive,” the cache can receive an invalidate message from the directory, where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when it receives an exclusive read request from the processor.</text:p>
      <text:p text:style-name="P2"/>
      <text:p text:style-name="P2">After arriving in the “Dirty Exclusive” state, several things can happen. The cache can receive an invalidate from the directory, t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
      <text:p text:style-name="P2">Once the cache transitions into the “Shared” state, several transitions could happen. The directory could <text:s/>receive an invalidate message from the directory, indicating that the cache should transition to “Invalid” and send an invalidate ack to the directory. In addition, if the cache has to evict a block in the “Shared” state for any reason, it would send an eviction request to the directory and transition to “Shared Waiting for Eviction Ack.”</text:p>
      <text:p text:style-name="P2"/>
      <text:p text:style-name="P2">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text:line-break/>“Waiting for Nak,” since the directory would send a nak in response to the cache’s eviction request. If this cache received an invalidate, then this cache could not have been the sharer S that the directory chose to read from, since the directory is required to obtain the first read reply from sharer S before sending out its invalidates.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
      <text:p text:style-name="P2">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1-02-04T16:05:39.99</meta:creation-date>
    <dc:date>2011-02-04T17:32:10.40</dc:date>
    <dc:creator>Eric Chang</dc:creator>
    <meta:editing-duration>PT01H26M29S</meta:editing-duration>
    <meta:editing-cycles>3</meta:editing-cycles>
    <meta:generator>OpenOffice.org/3.2$Win32 OpenOffice.org_project/320m18$Build-9502</meta:generator>
    <meta:printed-by>Eric Chang</meta:printed-by>
    <meta:print-date>2011-02-04T16:08:20.71</meta:print-date>
    <meta:document-statistic meta:table-count="0" meta:image-count="0" meta:object-count="1" meta:page-count="2" meta:paragraph-count="8" meta:word-count="699" meta:character-count="4003"/>
  </office:meta>
</office:document-meta>
</file>